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7.216cm"/>
    </style:style>
    <style:style style:name="pr2" style:family="presentation" style:parent-style-name="lyt-darkblue-subtitle">
      <style:graphic-properties draw:fill-color="#ffffff" draw:auto-grow-height="true" fo:min-height="13.715cm"/>
    </style:style>
    <style:style style:name="pr3" style:family="presentation" style:parent-style-name="lyt-darkblue-notes">
      <style:graphic-properties draw:fill-color="#ffffff" fo:min-height="11.159cm"/>
    </style:style>
    <style:style style:name="pr4" style:family="presentation" style:parent-style-name="lyt-darkblue-title">
      <style:graphic-properties draw:fill-color="#ffffff" draw:auto-grow-height="true" fo:min-height="3.507cm"/>
    </style:style>
    <style:style style:name="pr5" style:family="presentation" style:parent-style-name="lyt-darkblue-subtitle" style:list-style-name="L3">
      <style:graphic-properties draw:fill-color="#ffffff" fo:min-height="13.609cm"/>
    </style:style>
    <style:style style:name="pr6" style:family="presentation" style:parent-style-name="lyt-darkblue-notes" style:list-style-name="L4">
      <style:graphic-properties draw:fill-color="#ffffff" draw:auto-grow-height="true" fo:min-height="11.41cm"/>
    </style:style>
    <style:style style:name="pr7" style:family="presentation" style:parent-style-name="lyt-darkblue-title" style:list-style-name="L5">
      <style:graphic-properties draw:fill-color="#ffffff" draw:auto-grow-height="true" fo:min-height="3.507cm"/>
    </style:style>
    <style:style style:name="pr8" style:family="presentation" style:parent-style-name="lyt-darkblue-subtitle" style:list-style-name="L3">
      <style:graphic-properties draw:fill-color="#ffffff" draw:auto-grow-height="true" fo:min-height="13.86cm"/>
    </style:style>
    <style:style style:name="pr9" style:family="presentation" style:parent-style-name="lyt-darkblue-notes" style:list-style-name="L4">
      <style:graphic-properties draw:fill-color="#ffffff" draw:auto-grow-height="true" fo:min-height="11.41cm"/>
    </style:style>
    <style:style style:name="pr10" style:family="presentation" style:parent-style-name="lyt-darkblue-title" style:list-style-name="L5">
      <style:graphic-properties draw:fill-color="#ffffff" draw:auto-grow-height="true" fo:min-height="3.507cm"/>
    </style:style>
    <style:style style:name="pr11" style:family="presentation" style:parent-style-name="lyt-darkblue-subtitle" style:list-style-name="L3">
      <style:graphic-properties draw:fill-color="#ffffff" draw:auto-grow-height="true" fo:min-height="13.715cm"/>
    </style:style>
    <style:style style:name="pr12" style:family="presentation" style:parent-style-name="lyt-darkblue-notes" style:list-style-name="L4">
      <style:graphic-properties draw:fill-color="#ffffff" draw:auto-grow-height="true" fo:min-height="11.41cm"/>
    </style:style>
    <style:style style:name="pr13" style:family="presentation" style:parent-style-name="lyt-darkblue-subtitle" style:list-style-name="L3">
      <style:graphic-properties draw:fill-color="#ffffff" draw:auto-grow-height="true" fo:min-height="13.715cm"/>
    </style:style>
    <style:style style:name="pr14" style:family="presentation" style:parent-style-name="lyt-darkblue-title" style:list-style-name="L5">
      <style:graphic-properties draw:fill-color="#ffffff" draw:auto-grow-height="true" fo:min-height="3.507cm"/>
    </style:style>
    <style:style style:name="pr15" style:family="presentation" style:parent-style-name="lyt-darkblue-subtitle" style:list-style-name="L3">
      <style:graphic-properties draw:fill-color="#ffffff" draw:auto-grow-height="true" fo:min-height="13.715cm"/>
    </style:style>
    <style:style style:name="pr16" style:family="presentation" style:parent-style-name="lyt-darkblue-notes" style:list-style-name="L4">
      <style:graphic-properties draw:fill-color="#ffffff" draw:auto-grow-height="true" fo:min-height="11.41cm"/>
    </style:style>
    <style:style style:name="pr17" style:family="presentation" style:parent-style-name="lyt-darkblue-title" style:list-style-name="L5">
      <style:graphic-properties draw:fill-color="#ffffff" draw:auto-grow-height="true" fo:min-height="3.507cm"/>
    </style:style>
    <style:style style:name="pr18" style:family="presentation" style:parent-style-name="lyt-darkblue-subtitle" style:list-style-name="L3">
      <style:graphic-properties draw:fill-color="#ffffff" draw:auto-grow-height="true" fo:min-height="13.715cm"/>
    </style:style>
    <style:style style:name="pr19" style:family="presentation" style:parent-style-name="lyt-darkblue-notes" style:list-style-name="L4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微軟正黑體" style:font-family-generic="swiss" style:font-pitch="variable" fo:font-size="66pt" fo:font-style="normal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family="微軟正黑體" style:font-family-generic="swiss" style:font-pitch="variable" fo:font-weight="bold" style:font-family-asian="微軟正黑體" style:font-family-generic-asian="swiss" style:font-pitch-asian="variable" style:font-weight-asian="bold"/>
    </style:style>
    <style:style style:name="P5" style:family="paragraph">
      <style:paragraph-properties fo:margin-left="0cm" fo:margin-right="0cm" fo:text-indent="0cm"/>
      <style:text-properties fo:font-style="normal" style:font-style-asian="normal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indent="0cm"/>
      <style:text-properties fo:font-family="微軟正黑體" style:font-family-generic="swiss" style:font-pitch="variable" fo:font-size="36pt" fo:font-weight="bold" style:font-family-asian="微軟正黑體" style:font-family-generic-asian="swiss" style:font-pitch-asian="variable" style:font-size-asian="36pt" style:font-weight-asian="bold"/>
    </style:style>
    <style:style style:name="P8" style:family="paragraph">
      <style:paragraph-properties fo:margin-left="0.6cm" fo:margin-right="0cm" fo:text-align="start" fo:text-indent="-0.6cm"/>
    </style:style>
    <style:style style:name="P9" style:family="paragraph">
      <style:paragraph-properties fo:margin-left="0.6cm" fo:margin-right="0cm" fo:text-align="start" fo:text-indent="-0.6cm"/>
      <style:text-properties fo:color="#ffffff" fo:font-family="微軟正黑體" style:font-family-generic="swiss" style:font-pitch="variable" fo:font-weight="bold" style:font-family-asian="微軟正黑體" style:font-family-generic-asian="swiss" style:font-pitch-asian="variable" style:font-weight-asian="bold"/>
    </style:style>
    <style:style style:name="P10" style:family="paragraph">
      <style:paragraph-properties fo:margin-left="0.6cm" fo:margin-right="0cm" fo:text-align="start" fo:text-indent="-0.6cm"/>
      <style:text-properties fo:color="#ffffff" fo:font-family="微軟正黑體" style:font-family-generic="swiss" style:font-pitch="variable" fo:font-size="36pt" fo:font-weight="bold" style:font-family-asian="微軟正黑體" style:font-family-generic-asian="swiss" style:font-pitch-asian="variable" style:font-size-asian="36pt" style:font-weight-asian="bold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margin-left="0cm" fo:margin-right="0cm" fo:text-indent="0cm" style:text-autospace="none"/>
      <style:text-properties fo:color="#ffffff" fo:font-family="微軟正黑體" style:font-family-generic="swiss" style:font-pitch="variable" fo:font-size="36pt" fo:text-shadow="1pt 1pt" fo:font-weight="bold" style:font-family-asian="微軟正黑體" style:font-family-generic-asian="swiss" style:font-pitch-asian="variable" style:font-size-asian="36pt" style:font-weight-asian="bold" style:font-size-complex="19.3999996185303pt"/>
    </style:style>
    <style:style style:name="P13" style:family="paragraph">
      <style:paragraph-properties fo:margin-left="0.6cm" fo:margin-right="0cm" fo:text-align="start" fo:text-indent="-0.6cm"/>
      <style:text-properties fo:color="#ffffff" fo:font-family="微軟正黑體" style:font-family-generic="swiss" style:font-pitch="variable" fo:font-size="36pt" fo:font-weight="bold"/>
    </style:style>
    <style:style style:name="P14" style:family="paragraph">
      <style:paragraph-properties fo:margin-left="0cm" fo:margin-right="0cm" fo:text-align="start" fo:text-indent="0cm"/>
      <style:text-properties fo:color="#ffffff"/>
    </style:style>
    <style:style style:name="T1" style:family="text">
      <style:text-properties fo:font-family="微軟正黑體" style:font-family-generic="swiss" style:font-pitch="variable" fo:font-size="66pt" fo:font-style="normal"/>
    </style:style>
    <style:style style:name="T2" style:family="text">
      <style:text-properties fo:font-family="微軟正黑體" style:font-family-generic="swiss" style:font-pitch="variable" fo:font-weight="bold" style:font-family-asian="微軟正黑體" style:font-family-generic-asian="swiss" style:font-pitch-asian="variable" style:font-weight-asian="bold"/>
    </style:style>
    <style:style style:name="T3" style:family="text">
      <style:text-properties fo:font-style="normal" style:font-style-asian="normal"/>
    </style:style>
    <style:style style:name="T4" style:family="text">
      <style:text-properties fo:font-family="微軟正黑體" style:font-family-generic="swiss" style:font-pitch="variable" fo:font-size="36pt" fo:font-weight="bold" style:font-family-asian="微軟正黑體" style:font-family-generic-asian="swiss" style:font-pitch-asian="variable" style:font-size-asian="36pt" style:font-weight-asian="bold"/>
    </style:style>
    <style:style style:name="T5" style:family="text">
      <style:text-properties fo:color="#ffff00" fo:font-family="微軟正黑體" style:font-family-generic="swiss" style:font-pitch="variable" fo:font-size="36pt" fo:font-weight="bold" style:font-family-asian="微軟正黑體" style:font-family-generic-asian="swiss" style:font-pitch-asian="variable" style:font-size-asian="36pt" style:font-weight-asian="bold"/>
    </style:style>
    <style:style style:name="T6" style:family="text">
      <style:text-properties fo:color="#e6ff00" fo:font-family="微軟正黑體" style:font-family-generic="swiss" style:font-pitch="variable" fo:font-size="36pt" fo:font-weight="bold" style:font-family-asian="微軟正黑體" style:font-family-generic-asian="swiss" style:font-pitch-asian="variable" style:font-size-asian="36pt" style:font-weight-asian="bold"/>
    </style:style>
    <style:style style:name="T7" style:family="text">
      <style:text-properties fo:color="#ffffff" fo:font-family="微軟正黑體" style:font-family-generic="swiss" style:font-pitch="variable" fo:font-weight="bold" style:font-family-asian="微軟正黑體" style:font-family-generic-asian="swiss" style:font-pitch-asian="variable" style:font-weight-asian="bold"/>
    </style:style>
    <style:style style:name="T8" style:family="text">
      <style:text-properties fo:color="#ffffff" fo:font-family="微軟正黑體" style:font-family-generic="swiss" style:font-pitch="variable" fo:font-size="36pt" fo:font-weight="bold" style:font-family-asian="微軟正黑體" style:font-family-generic-asian="swiss" style:font-pitch-asian="variable" style:font-size-asian="36pt" style:font-weight-asian="bold"/>
    </style:style>
    <style:style style:name="T9" style:family="text">
      <style:text-properties fo:color="#ffffff" fo:font-family="微軟正黑體" style:font-family-generic="swiss" style:font-pitch="variable" fo:font-size="36pt" fo:letter-spacing="-0.004cm" fo:text-shadow="none" fo:font-weight="bold" style:font-family-asian="微軟正黑體" style:font-family-generic-asian="swiss" style:font-pitch-asian="variable" style:font-size-asian="36pt" style:font-weight-asian="bold" style:font-size-complex="19.3999996185303pt"/>
    </style:style>
    <style:style style:name="T10" style:family="text">
      <style:text-properties fo:color="#ffffff" fo:font-family="微軟正黑體" style:font-family-generic="swiss" style:font-pitch="variable" fo:font-size="36pt" fo:text-shadow="none" fo:font-weight="bold" style:font-family-asian="微軟正黑體" style:font-family-generic-asian="swiss" style:font-pitch-asian="variable" style:font-size-asian="36pt" style:font-weight-asian="bold" style:font-size-complex="19.3999996185303pt"/>
    </style:style>
    <style:style style:name="T11" style:family="text">
      <style:text-properties fo:color="#ffffff" fo:font-family="微軟正黑體" style:font-family-generic="swiss" style:font-pitch="variable" fo:font-size="36pt" fo:font-weight="bold"/>
    </style:style>
    <style:style style:name="T12" style:family="text">
      <style:text-properties fo:color="#ffffff"/>
    </style:style>
    <style:style style:name="T13" style:family="text">
      <style:text-properties fo:font-family="Arial" style:font-family-generic="swiss" style:font-pitch="variabl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2" draw:layer="layout" svg:width="23.911cm" svg:height="7.216cm" svg:x="2.058cm" svg:y="0.784cm" presentation:class="title" presentation:user-transformed="true">
          <draw:text-box>
            <text:p text:style-name="P1"><text:span text:style-name="T1">KsanaCore goes GPL</text:span></text:p>
          </draw:text-box>
        </draw:frame>
        <draw:frame presentation:style-name="pr2" draw:text-style-name="P4" draw:layer="layout" svg:width="24.368cm" svg:height="13.715cm" svg:x="2.058cm" svg:y="5.453cm" presentation:class="subtitle">
          <draw:text-box>
            <text:p text:style-name="P3"><text:span text:style-name="T2">葉健欣</text:span></text:p>
            <text:p text:style-name="P3"><text:span text:style-name="T2">yapcheahshen@gmail.com</text:span></text:p>
            <text:p text:style-name="P3"><text:span text:style-name="T2">剎那搜尋工坊</text:span></text:p>
            <text:p text:style-name="P3"><text:span text:style-name="T2">http://www.ksana.tw</text:span></text:p>
            <text:p text:style-name="P3"><text:span text:style-name="T2">2007.11.3 </text:span></text:p>
            <text:p text:style-name="P3"><text:span text:style-name="T2">COSCUP 2007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 text:style-name="P1"><text:span text:style-name="T3">何謂搜尋引擎？</text:span></text:p>
          </draw:text-box>
        </draw:frame>
        <draw:frame presentation:style-name="pr5" draw:text-style-name="P1" draw:layer="layout" svg:width="25.199cm" svg:height="16.223cm" svg:x="1.4cm" svg:y="3.734cm" presentation:class="subtitle" presentation:user-transformed="true">
          <draw:text-box>
            <text:p text:style-name="P6"/>
            <text:p text:style-name="P6"><text:span text:style-name="T4"/></text:p>
            <text:p text:style-name="P6"><text:span text:style-name="T5">使用者角度：</text:span></text:p>
            <text:p text:style-name="P6"><text:span text:style-name="T4"><text:s text:c="2"/></text:span><text:span text:style-name="T4">處理資料量大</text:span></text:p>
            <text:p text:style-name="P6"><text:span text:style-name="T4"><text:s text:c="2"/></text:span><text:span text:style-name="T4">不限欄位，全文搜尋</text:span></text:p>
            <text:p text:style-name="P6"><text:span text:style-name="T4"/></text:p>
            <text:p text:style-name="P6"><text:span text:style-name="T5">技術角度：</text:span></text:p>
            <text:p text:style-name="P6"><text:span text:style-name="T4"><text:s text:c="2"/></text:span><text:span text:style-name="T4">回應時間不受限於資料量</text:span></text:p>
            <text:p text:style-name="P6"><text:span text:style-name="T4"><text:s text:c="2"/></text:span><text:span text:style-name="T4">關鍵：文字索引</text:span></text:p>
            <text:p text:style-name="P6"/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draw:frame presentation:style-name="pr7" draw:text-style-name="P5" draw:layer="layout" svg:width="23.911cm" svg:height="3.507cm" svg:x="2.058cm" svg:y="0.784cm" presentation:class="title">
          <draw:text-box>
            <text:p text:style-name="P1"><text:span text:style-name="T3">目前的搜尋引擎</text:span></text:p>
          </draw:text-box>
        </draw:frame>
        <draw:frame presentation:style-name="pr8" draw:text-style-name="P7" draw:layer="layout" svg:width="25.199cm" svg:height="13.86cm" svg:x="1.4cm" svg:y="4.919cm" presentation:class="subtitle" presentation:user-transformed="true">
          <draw:text-box>
            <text:p text:style-name="P6"><text:span text:style-name="T6">網路上的</text:span><text:span text:style-name="T6">big player:</text:span></text:p>
            <text:p text:style-name="P6"><text:span text:style-name="T4">Google, Yahoo, MSN , </text:span><text:span text:style-name="T4">百度</text:span><text:span text:style-name="T4">...</text:span></text:p>
            <text:p text:style-name="P6"><text:span text:style-name="T5">桌面搜尋</text:span><text:span text:style-name="T4">:</text:span></text:p>
            <text:p text:style-name="P6"><text:span text:style-name="T4">GDS, Yahoo, Microsoft</text:span><text:span text:style-name="T4">，百度</text:span><text:span text:style-name="T4">....</text:span></text:p>
            <text:p text:style-name="P6"><text:span text:style-name="T6">企業搜尋</text:span><text:span text:style-name="T4">: (</text:span><text:span text:style-name="T4">知識檢索</text:span><text:span text:style-name="T4">)</text:span></text:p>
            <text:p text:style-name="P6"><text:span text:style-name="T4">龍捲風</text:span><text:span text:style-name="T4">, Openfind, IBM OmniFind, </text:span><text:span text:style-name="T4">海量</text:span></text:p>
            <text:p text:style-name="P6"><text:span text:style-name="T6">開源</text:span><text:span text:style-name="T4">：</text:span></text:p>
            <text:p text:style-name="P6"><text:span text:style-name="T4">Lucene, htdig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9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draw:frame presentation:style-name="pr4" draw:text-style-name="P5" draw:layer="layout" svg:width="23.911cm" svg:height="3.507cm" svg:x="2.058cm" svg:y="0.784cm" presentation:class="title">
          <draw:text-box>
            <text:p text:style-name="P1"><text:span text:style-name="T3">Ksana? </text:span><text:span text:style-name="T3">剎那</text:span><text:span text:style-name="T3">?</text:span></text:p>
          </draw:text-box>
        </draw:frame>
        <draw:frame presentation:style-name="pr2" draw:text-style-name="P9" draw:layer="layout" svg:width="24.368cm" svg:height="13.715cm" svg:x="2.058cm" svg:y="5.453cm" presentation:class="subtitle">
          <draw:text-box>
            <text:p text:style-name="P8"><text:span text:style-name="T7">剎那：梵語 </text:span><text:span text:style-name="T7">Ksana</text:span></text:p>
            <text:p text:style-name="P8"><text:span text:style-name="T7">古印度經典中，衡量意念生滅的時間單位。</text:span></text:p>
            <text:p text:style-name="P8"><text:span text:style-name="T7">約為 </text:span><text:span text:style-name="T7">0.018 </text:span><text:span text:style-name="T7">秒</text:span></text:p>
            <text:p text:style-name="P8"><text:span text:style-name="T7"/></text:p>
            <text:p text:style-name="P8"><text:span text:style-name="T7">剎那搜尋：</text:span></text:p>
            <text:p text:style-name="P8"><text:span text:style-name="T7">1)</text:span><text:span text:style-name="T7">以迅速的回應時間為目標</text:span></text:p>
            <text:p text:style-name="P8"><text:span text:style-name="T7">2)</text:span><text:span text:style-name="T7">結合印度與中國的元素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draw:frame presentation:style-name="pr4" draw:text-style-name="P5" draw:layer="layout" svg:width="23.911cm" svg:height="3.507cm" svg:x="2.058cm" svg:y="0.784cm" presentation:class="title">
          <draw:text-box>
            <text:p text:style-name="P1"><text:span text:style-name="T3">剎那搜尋工坊</text:span></text:p>
          </draw:text-box>
        </draw:frame>
        <draw:frame presentation:style-name="pr2" draw:text-style-name="P9" draw:layer="layout" svg:width="24.368cm" svg:height="13.715cm" svg:x="2.058cm" svg:y="5.453cm" presentation:class="subtitle">
          <draw:text-box>
            <text:p text:style-name="P8"><text:span text:style-name="T7">1)</text:span><text:span text:style-name="T7">專注於處理古籍數位化的技術</text:span></text:p>
            <text:p text:style-name="P8"><text:span text:style-name="T7">2) </text:span><text:span text:style-name="T7">缺字，動態字形</text:span></text:p>
            <text:p text:style-name="P8"><text:span text:style-name="T7">3) </text:span><text:span text:style-name="T7">佛經使用語言處理能力</text:span></text:p>
            <text:p text:style-name="P8"><text:span text:style-name="T7"><text:tab/></text:span><text:span text:style-name="T7">中、日、韓、英、德、法、梵、巴利</text:span></text:p>
            <text:p text:style-name="P8"><text:span text:style-name="T7"><text:tab/></text:span><text:span text:style-name="T7">藏、泰、緬等等</text:span></text:p>
            <text:p text:style-name="P8"><text:span text:style-name="T7">4) </text:span><text:span text:style-name="T7">大型資料庫處理技術</text:span></text:p>
            <text:p text:style-name="P8"><text:span text:style-name="T7"/></text:p>
            <text:p text:style-name="P8"><text:span text:style-name="T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draw:frame presentation:style-name="pr10" draw:text-style-name="P5" draw:layer="layout" svg:width="23.911cm" svg:height="3.507cm" svg:x="2.058cm" svg:y="0.784cm" presentation:class="title">
          <draw:text-box>
            <text:p text:style-name="P1"><text:span text:style-name="T3">剎那的定位</text:span></text:p>
          </draw:text-box>
        </draw:frame>
        <draw:frame presentation:style-name="pr11" draw:text-style-name="P6" draw:layer="layout" svg:width="24.368cm" svg:height="13.715cm" svg:x="2.058cm" svg:y="5.453cm" presentation:class="subtitle">
          <draw:text-box>
            <text:p text:style-name="P6"><text:span text:style-name="T8">嵌入式</text:span></text:p>
            <text:p text:style-name="P6"><text:span text:style-name="T8">多國語言，尤其是小眾</text:span></text:p>
            <text:p text:style-name="P6"><text:span text:style-name="T8">開源</text:span><text:span text:style-name="T8">/</text:span><text:span text:style-name="T8">商業雙授權</text:span></text:p>
            <text:p text:style-name="P6"><text:span text:style-name="T8">特色：中文處理能力，查全率</text:span></text:p>
            <text:p text:style-name="P6"/>
            <text:p text:style-name="P6"/>
            <text:p text:style-name="P6"/>
            <text:p text:style-name="P6"/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1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>
        <draw:frame presentation:style-name="pr4" draw:text-style-name="P5" draw:layer="layout" svg:width="23.911cm" svg:height="3.507cm" svg:x="2.058cm" svg:y="0.784cm" presentation:class="title">
          <draw:text-box>
            <text:p text:style-name="P1"><text:span text:style-name="T3">剎那的研發歷史</text:span></text:p>
          </draw:text-box>
        </draw:frame>
        <draw:frame presentation:style-name="pr2" draw:text-style-name="P10" draw:layer="layout" svg:width="24.368cm" svg:height="13.715cm" svg:x="2.058cm" svg:y="5.453cm" presentation:class="subtitle">
          <draw:text-box>
            <text:p text:style-name="P8"><text:span text:style-name="T8">Accelon=</text:span><text:span text:style-name="T8">搜尋引擎</text:span><text:span text:style-name="T8">+</text:span><text:span text:style-name="T8">動態組字</text:span><text:span text:style-name="T8">+</text:span><text:span text:style-name="T8">介面</text:span></text:p>
            <text:p text:style-name="P8"><text:span text:style-name="T8">1998~2000 </text:span><text:span text:style-name="T8">第一代 <text:s/></text:span><text:span text:style-name="T8">Accelon1 web base</text:span></text:p>
            <text:p text:style-name="P8"><text:span text:style-name="T8">2001~2002 </text:span><text:span text:style-name="T8">第二代 </text:span><text:span text:style-name="T8">Accelon2 For PDA</text:span></text:p>
            <text:p text:style-name="P8"><text:span text:style-name="T8">2003~2005 </text:span><text:span text:style-name="T8">第三代</text:span><text:span text:style-name="T8">Accelon3 windows </text:span></text:p>
            <text:p text:style-name="P8"><text:span text:style-name="T8">2006~2007 </text:span><text:span text:style-name="T8">第四代 </text:span><text:span text:style-name="T8">Ksana Core GP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>
        <draw:frame presentation:style-name="pr4" draw:text-style-name="P5" draw:layer="layout" svg:width="23.911cm" svg:height="3.507cm" svg:x="2.058cm" svg:y="0.784cm" presentation:class="title">
          <draw:text-box>
            <text:p text:style-name="P1"><text:span text:style-name="T3">技術特色</text:span></text:p>
          </draw:text-box>
        </draw:frame>
        <draw:frame presentation:style-name="pr13" draw:text-style-name="P12" draw:layer="layout" svg:width="24.368cm" svg:height="13.715cm" svg:x="2.058cm" svg:y="5.453cm" presentation:class="subtitle" presentation:user-transformed="true">
          <draw:text-box>
            <text:p text:style-name="P11"><text:span text:style-name="T9">搜尋速度：</text:span><text:span text:style-name="T9">1GB</text:span><text:span text:style-name="T9">以下，平均反應時間小於</text:span><text:span text:style-name="T9">0.1</text:span><text:span text:style-name="T9">秒；</text:span><text:span text:style-name="T9">10GB</text:span><text:span text:style-name="T9">以下，平均反應小於</text:span><text:span text:style-name="T9">1</text:span><text:span text:style-name="T9">秒。</text:span></text:p>
            <text:p text:style-name="P11"><text:span text:style-name="T10">索引速度：每秒約</text:span><text:span text:style-name="T10">2~4MB</text:span><text:span text:style-name="T10">，由</text:span><text:span text:style-name="T10">XML</text:span><text:span text:style-name="T10">產成《大正藏》和維基中文百科資料庫，各約需五分鐘。（運行條件為</text:span><text:span text:style-name="T10">2007</text:span><text:span text:style-name="T10">年，單價兩萬元左右之個人電腦）</text:span></text:p>
            <text:p text:style-name="P11"><text:span text:style-name="T10">支援格式：純文字</text:span><text:span text:style-name="T10">, XML, Wiki markup, TEI</text:span><text:span text:style-name="T10">（可自由擴充）。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>
        <draw:frame presentation:style-name="pr4" draw:text-style-name="P5" draw:layer="layout" svg:width="23.911cm" svg:height="3.507cm" svg:x="2.058cm" svg:y="0.784cm" presentation:class="title">
          <draw:text-box>
            <text:p text:style-name="P1"><text:span text:style-name="T3">剎那開源模組</text:span></text:p>
          </draw:text-box>
        </draw:frame>
        <draw:frame presentation:style-name="pr2" draw:text-style-name="P10" draw:layer="layout" svg:width="24.368cm" svg:height="13.715cm" svg:x="2.058cm" svg:y="5.453cm" presentation:class="subtitle">
          <draw:text-box>
            <text:p text:style-name="P8"><text:span text:style-name="T8">KsanaCore </text:span><text:span text:style-name="T8">搜尋核心</text:span></text:p>
            <text:p text:style-name="P8"><text:span text:style-name="T8">KsanaForth Forth </text:span><text:span text:style-name="T8">解譯引擎，高階介面</text:span></text:p>
            <text:p text:style-name="P8"><text:span text:style-name="T8">KsanaWeb </text:span><text:span text:style-name="T8">嵌入式網頁伺服器</text:span></text:p>
            <text:p text:style-name="P8"><text:span text:style-name="T8">Wiki2HTML </text:span><text:span text:style-name="T8">轉換</text:span><text:span text:style-name="T8">Wiki tag </text:span><text:span text:style-name="T8">到網頁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draw:frame presentation:style-name="pr4" draw:text-style-name="P5" draw:layer="layout" svg:width="23.911cm" svg:height="3.507cm" svg:x="2.058cm" svg:y="0.784cm" presentation:class="title">
          <draw:text-box>
            <text:p text:style-name="P1"><text:span text:style-name="T3">剎那 </text:span><text:span text:style-name="T3">Web application</text:span><text:span text:style-name="T3">開發平台</text:span></text:p>
          </draw:text-box>
        </draw:frame>
        <draw:frame presentation:style-name="pr2" draw:text-style-name="P13" draw:layer="layout" svg:width="24.368cm" svg:height="14.585cm" svg:x="2.058cm" svg:y="5.019cm" presentation:class="subtitle" presentation:user-transformed="true">
          <draw:text-box>
            <text:p text:style-name="P8"><text:span text:style-name="T11">KsanaCore vs Lucene</text:span></text:p>
            <text:p text:style-name="P8"><text:span text:style-name="T11">Kdb vs MySQL</text:span></text:p>
            <text:p text:style-name="P8"><text:span text:style-name="T11">KsanaForth vs PHP/ASP/Python/Perl/</text:span></text:p>
            <text:p text:style-name="P8"><text:span text:style-name="T11">KsanaWeb <text:s/>vs Apache</text:span></text:p>
            <text:p text:style-name="P8"><text:span text:style-name="T11"/></text:p>
            <text:p text:style-name="P8"><text:span text:style-name="T11">搜尋引擎</text:span><text:span text:style-name="T11">+</text:span><text:span text:style-name="T11">唯讀資料庫引擎</text:span><text:span text:style-name="T11">+</text:span><text:span text:style-name="T11">動態網頁引擎</text:span><text:span text:style-name="T11">+http </text:span><text:span text:style-name="T11">伺服器 </text:span><text:span text:style-name="T11">: </text:span><text:span text:style-name="T11">全部 </text:span><text:span text:style-name="T11">~350KB</text:span></text:p>
            <text:p text:style-name="P8"><text:span text:style-name="T11">其他方案：數</text:span><text:span text:style-name="T11">MB </text:span><text:span text:style-name="T11">至數十</text:span><text:span text:style-name="T11">MB</text:span></text:p>
            <text:p text:style-name="P8"><text:span text:style-name="T11">免設定、免安裝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draw:frame presentation:style-name="pr14" draw:text-style-name="P5" draw:layer="layout" svg:width="23.911cm" svg:height="3.507cm" svg:x="2.058cm" svg:y="0.784cm" presentation:class="title">
          <draw:text-box>
            <text:p text:style-name="P1"><text:span text:style-name="T3">應用平台</text:span></text:p>
          </draw:text-box>
        </draw:frame>
        <draw:frame presentation:style-name="pr15" draw:text-style-name="P14" draw:layer="layout" svg:width="24.368cm" svg:height="13.715cm" svg:x="2.058cm" svg:y="5.453cm" presentation:class="subtitle">
          <draw:text-box>
            <text:p text:style-name="P6"><text:span text:style-name="T8">Windows / Linux/ Mac / OLPC/ UMPC/PDA</text:span></text:p>
            <text:p text:style-name="P6"><text:span text:style-name="T8">光碟資料庫</text:span></text:p>
            <text:p text:style-name="P6"><text:span text:style-name="T8">隨身碟加值，隨插即用。</text:span></text:p>
            <text:p text:style-name="P6"><text:span text:style-name="T8">SD</text:span><text:span text:style-name="T8">加值</text:span></text:p>
            <text:p text:style-name="P6"><text:span text:style-name="T1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1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>
        <draw:frame presentation:style-name="pr17" draw:text-style-name="P5" draw:layer="layout" svg:width="23.911cm" svg:height="3.507cm" svg:x="2.058cm" svg:y="0.784cm" presentation:class="title">
          <draw:text-box>
            <text:p text:style-name="P1"><text:span text:style-name="T3">應用範例</text:span></text:p>
          </draw:text-box>
        </draw:frame>
        <draw:frame presentation:style-name="pr18" draw:text-style-name="P6" draw:layer="layout" svg:width="24.368cm" svg:height="13.715cm" svg:x="2.058cm" svg:y="5.453cm" presentation:class="subtitle">
          <draw:text-box>
            <text:p text:style-name="P6"><text:span text:style-name="T8">古籍資料：大藏經、四庫、中醫 </text:span></text:p>
            <text:p text:style-name="P6"><text:span text:style-name="T8">維基百科</text:span><text:span text:style-name="T8">: ksana4wiki</text:span></text:p>
            <text:p text:style-name="P6"><text:span text:style-name="T8">古騰堡</text:span><text:span text:style-name="T8">: <text:s/>ksana4gutenberg</text:span></text:p>
            <text:p text:style-name="P6"><text:span text:style-name="T8">Office </text:span><text:span text:style-name="T8">文件 <text:s/></text:span><text:span text:style-name="T8">: ksana4office</text:span></text:p>
            <text:p text:style-name="P6"><text:span text:style-name="T8">PDF : <text:s/>ksana4pdf</text:span></text:p>
            <text:p text:style-name="P6"/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19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>
        <draw:frame presentation:style-name="pr4" draw:text-style-name="P5" draw:layer="layout" svg:width="23.911cm" svg:height="3.507cm" svg:x="2.058cm" svg:y="0.784cm" presentation:class="title">
          <draw:text-box>
            <text:p text:style-name="P1"><text:span text:style-name="T3">下載</text:span></text:p>
          </draw:text-box>
        </draw:frame>
        <draw:frame presentation:style-name="pr2" draw:text-style-name="P8" draw:layer="layout" svg:width="24.368cm" svg:height="13.715cm" svg:x="2.058cm" svg:y="5.453cm" presentation:class="subtitle">
          <draw:text-box>
            <text:p text:style-name="P8"><text:span text:style-name="T13">Source Code: svn.ksana.tw</text:span></text:p>
            <text:p text:style-name="P8"><text:span text:style-name="T13">Wiki&amp;Doc : wiki.ksana.tw</text:span></text:p>
            <text:p text:style-name="P8"><text:span text:style-name="T13">pre-built binaries:</text:span></text:p>
            <text:p text:style-name="P8"><text:span text:style-name="T13">http://www.ksana.tw/download.html</text:span></text:p>
            <text:p text:style-name="P3"/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ingLiU" style:font-pitch-asian="variable" style:font-size-asian="24pt" style:language-asian="zh" style:country-asian="TW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MingLiU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style:line-height-at-least="1.245cm" fo:text-align="justify" fo:text-indent="0cm" style:text-autospace="ideograph-alpha"/>
      <style:text-properties fo:font-family="'Times New Roman'" style:font-family-generic="roman" style:font-pitch="variable" fo:font-size="19.3999996185303pt" fo:language="en" fo:country="US" style:font-family-asian="新細明體, PMingLiU" style:font-family-generic-asian="roman" style:font-pitch-asian="variable" style:font-size-asian="19.3999996185303pt" style:language-asian="zh" style:country-asian="TW" style:font-family-complex="'Times New Roman'" style:font-family-generic-complex="roman" style:font-pitch-complex="variable" style:font-size-complex="19.3999996185303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_a4__ba__a4_å1" style:display-name="¤º¤å1" style:family="graphic">
      <style:paragraph-properties fo:margin-left="0.884cm" fo:margin-right="0cm" style:line-height-at-least="1.245cm" fo:text-align="justify" fo:text-indent="-0.884cm" style:text-autospace="ideograph-alpha"/>
      <style:text-properties fo:font-family="'Times New Roman'" style:font-family-generic="roman" style:font-pitch="variable" fo:font-size="19.3999996185303pt" fo:language="en" fo:country="US" style:font-family-asian="新細明體, PMingLiU" style:font-family-generic-asian="roman" style:font-pitch-asian="variable" style:font-size-asian="19.3999996185303pt" style:language-asian="zh" style:country-asian="TW" style:font-family-complex="'Times New Roman'" style:font-family-generic-complex="roman" style:font-pitch-complex="variable" style:font-size-complex="19.3999996185303pt" style:language-complex="ar" style:country-complex="SA"/>
    </style:style>
    <style:style style:name="_a4__ba__a4_å1_20__a6_r_a4__b8_" style:display-name="¤º¤å1 ¦r¤¸" style:family="graphic">
      <style:paragraph-properties style:text-autospace="none"/>
      <style:text-properties fo:font-family="'Times New Roman'" style:font-family-generic="roman" style:font-pitch="variable" fo:font-size="21.2000007629395pt" fo:language="en" fo:country="US" style:font-family-asian="新細明體, PMingLiU" style:font-family-generic-asian="roman" style:font-pitch-asian="variable" style:font-size-asian="21.2000007629395pt" style:language-asian="zh" style:country-asian="TW" style:font-family-complex="'Times New Roman'" style:font-family-generic-complex="roman" style:font-pitch-complex="variable" style:font-size-complex="21.2000007629395pt" style:language-complex="ar" style:country-complex="SA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FZMingTi" style:font-style-name="Fett Kursiv" style:font-family-generic="swiss" style:font-pitch="variable" fo:font-size="40pt" fo:font-style="italic" fo:text-shadow="none" style:text-underline-style="none" fo:font-weight="bold" style:font-family-asian="FZMingTi" style:font-pitch-asian="variable" style:font-size-asian="40pt" style:language-asian="zh" style:country-asian="TW" style:font-style-asian="italic" style:font-weight-asian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r1" style:family="presentation" style:parent-style-name="lyt-darkblue-notes" style:list-style-name="L1">
      <style:graphic-properties draw:stroke="none" draw:fill="none" draw:fill-color="#ffffff" draw:auto-grow-height="false" fo:min-height="11.4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編號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darkblue" style:page-layout-name="PM1" draw:style-name="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gr3" draw:text-style-name="P3" draw:layer="backgroundobjects" svg:width="25.986cm" svg:height="0.268cm" svg:x="2.013cm" svg:y="19.658cm">
        <text:p text:style-name="P5"/>
      </draw:rect>
      <draw:rect draw:style-name="gr3" draw:text-style-name="P3" draw:layer="backgroundobjects" svg:width="22.478cm" svg:height="0.268cm" svg:x="5.521cm" svg:y="20.248cm">
        <text:p text:style-name="P5"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pr1" draw:text-style-name="P5" draw:layer="backgroundobjects" svg:width="14.517cm" svg:height="11.409cm" svg:x="3.249cm" svg:y="14.13cm" presentation:class="notes">
          <draw:text-box>
            <text:p text:style-name="P4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7-08-11T08:07:28</meta:creation-date>
    <dc:date>2007-10-29T13:22:43</dc:date>
    <dc:language>en-US</dc:language>
    <meta:editing-cycles>89</meta:editing-cycles>
    <meta:editing-duration>PT8H2M29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